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7.167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4.796cm" fo:break-before="auto" style:use-optimal-row-height="true"/>
    </style:style>
    <style:style style:name="ro34" style:family="table-row">
      <style:table-row-properties style:row-height="4.006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ro36" style:family="table-row">
      <style:table-row-properties style:row-height="1.637cm" fo:break-before="auto" style:use-optimal-row-height="true"/>
    </style:style>
    <style:style style:name="ro37" style:family="table-row">
      <style:table-row-properties style:row-height="2.427cm" fo:break-before="auto" style:use-optimal-row-height="true"/>
    </style:style>
    <style:style style:name="ro38" style:family="table-row">
      <style:table-row-properties style:row-height="8.745cm" fo:break-before="auto" style:use-optimal-row-height="true"/>
    </style:style>
    <style:style style:name="ro39" style:family="table-row">
      <style:table-row-properties style:row-height="6.376cm" fo:break-before="auto" style:use-optimal-row-height="true"/>
    </style:style>
    <style:style style:name="ro4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9T13:54:44.64">
            <text:p>0319 <text:s/>135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9T13:54:44.64">
            <text:p>0319 <text:s/>1354</text:p>
          </table:table-cell>
          <table:table-cell table:style-name="ce8" table:formula="of:=NOW()" office:value-type="date" office:date-value="2022-03-19T13:54:44.64">
            <text:p>0319 <text:s/>135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9T13:54:44.64">
            <text:p>0319 <text:s/>135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9T13:54:44.64">
            <text:p>0319 <text:s/>1354</text:p>
          </table:table-cell>
          <table:table-cell table:style-name="ce8" table:formula="of:=NOW()" office:value-type="date" office:date-value="2022-03-19T13:54:44.64">
            <text:p>0319 <text:s/>135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9999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9T13:54:45.33">
            <text:p>0319 <text:s/>1354</text:p>
          </table:table-cell>
          <table:table-cell table:style-name="ce8" table:formula="of:=NOW()" office:value-type="date" office:date-value="2022-03-19T13:54:45.33">
            <text:p>0319 <text:s/>135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9T13:54:45.33">
            <text:p>0319 <text:s/>135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9T13:54:45.33">
            <text:p>0319 <text:s/>1354</text:p>
          </table:table-cell>
          <table:table-cell table:style-name="ce8" table:formula="of:=NOW()" office:value-type="date" office:date-value="2022-03-19T13:54:45.33">
            <text:p>0319 <text:s/>135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0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2022/03/19</text:date>, <text:time>13:5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9T13:54:43.97</dc:date>
    <dc:creator>iwabuchi ken</dc:creator>
    <meta:editing-duration>P15DT18H52M9S</meta:editing-duration>
    <meta:editing-cycles>2201</meta:editing-cycles>
    <meta:generator>OpenOffice/4.1.3$Win32 OpenOffice.org_project/413m1$Build-9783</meta:generator>
    <meta:document-statistic meta:table-count="2" meta:cell-count="960" meta:object-count="0"/>
  </office:meta>
</office:document-meta>
</file>